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d5c80" officeooo:paragraph-rsid="001ef100"/>
    </style:style>
    <style:style style:name="P2" style:family="paragraph" style:parent-style-name="Text_20_body">
      <style:text-properties officeooo:rsid="001d5c80" officeooo:paragraph-rsid="001f6a6e"/>
    </style:style>
    <style:style style:name="P3" style:family="paragraph" style:parent-style-name="Text_20_body">
      <style:text-properties officeooo:rsid="001ef100" officeooo:paragraph-rsid="001f6a6e"/>
    </style:style>
    <style:style style:name="P4" style:family="paragraph" style:parent-style-name="Text_20_body">
      <style:text-properties officeooo:rsid="001f76f8" officeooo:paragraph-rsid="001f76f8"/>
    </style:style>
    <style:style style:name="P5" style:family="paragraph" style:parent-style-name="Text_20_body">
      <style:text-properties officeooo:rsid="0030b2bf" officeooo:paragraph-rsid="0030b2bf"/>
    </style:style>
    <style:style style:name="P6" style:family="paragraph" style:parent-style-name="Text_20_body">
      <style:paragraph-properties fo:text-align="center" style:justify-single-word="false"/>
      <style:text-properties officeooo:rsid="0030b2bf" officeooo:paragraph-rsid="0030b2bf"/>
    </style:style>
    <style:style style:name="P7" style:family="paragraph" style:parent-style-name="Text_20_body">
      <style:paragraph-properties fo:text-align="center" style:justify-single-word="false"/>
      <style:text-properties fo:font-style="italic" officeooo:rsid="0030b2bf" officeooo:paragraph-rsid="0030b2bf" style:font-style-asian="italic" style:font-style-complex="italic"/>
    </style:style>
    <style:style style:name="P8" style:family="paragraph" style:parent-style-name="Text_20_body">
      <style:text-properties officeooo:rsid="001f6a6e" officeooo:paragraph-rsid="001f6a6e"/>
    </style:style>
    <style:style style:name="P9" style:family="paragraph" style:parent-style-name="Text_20_body">
      <style:text-properties officeooo:rsid="003341ff" officeooo:paragraph-rsid="00350a5d"/>
    </style:style>
    <style:style style:name="P10" style:family="paragraph" style:parent-style-name="Text_20_body">
      <style:text-properties officeooo:rsid="00366fb1" officeooo:paragraph-rsid="00386083"/>
    </style:style>
    <style:style style:name="P11" style:family="paragraph" style:parent-style-name="Text_20_body">
      <style:text-properties officeooo:rsid="00374c0b" officeooo:paragraph-rsid="00374c0b"/>
    </style:style>
    <style:style style:name="P12" style:family="paragraph" style:parent-style-name="Text_20_body">
      <style:text-properties officeooo:rsid="001d5c80" officeooo:paragraph-rsid="001d5c80"/>
    </style:style>
    <style:style style:name="P13" style:family="paragraph" style:parent-style-name="Text_20_body">
      <style:text-properties officeooo:rsid="00386083" officeooo:paragraph-rsid="00386083"/>
    </style:style>
    <style:style style:name="P14" style:family="paragraph" style:parent-style-name="Text_20_body">
      <loext:graphic-properties draw:fill="none"/>
      <style:paragraph-properties fo:margin-left="0.4366in" fo:margin-right="0.8752in" fo:margin-top="0in" fo:margin-bottom="0.0972in" loext:contextual-spacing="false" fo:line-height="120%" fo:text-align="justify" style:justify-single-word="false" fo:text-indent="0in" style:auto-text-indent="false" fo:background-color="transparent"/>
      <style:text-properties officeooo:rsid="0030b2bf" officeooo:paragraph-rsid="0030b2bf"/>
    </style:style>
    <style:style style:name="P15" style:family="paragraph" style:parent-style-name="Text_20_body" style:master-page-name="">
      <loext:graphic-properties draw:fill="none"/>
      <style:paragraph-properties fo:margin-left="0.4366in" fo:margin-right="0.8752in" fo:margin-top="0in" fo:margin-bottom="0.0972in" loext:contextual-spacing="false" fo:line-height="120%" fo:text-align="justify" style:justify-single-word="false" fo:text-indent="0in" style:auto-text-indent="false" style:page-number="auto" fo:background-color="transparent"/>
      <style:text-properties officeooo:rsid="0030b2bf" officeooo:paragraph-rsid="0030b2bf"/>
    </style:style>
    <style:style style:name="P16" style:family="paragraph" style:parent-style-name="Heading_20_1">
      <style:paragraph-properties fo:text-align="center" style:justify-single-word="false"/>
      <style:text-properties officeooo:rsid="002e68b5" officeooo:paragraph-rsid="002e68b5"/>
    </style:style>
    <style:style style:name="P17" style:family="paragraph" style:parent-style-name="Heading_20_1">
      <style:text-properties officeooo:rsid="001ef100" officeooo:paragraph-rsid="001ef100"/>
    </style:style>
    <style:style style:name="P18" style:family="paragraph" style:parent-style-name="Heading_20_1">
      <style:text-properties officeooo:rsid="0030b2bf" officeooo:paragraph-rsid="0030b2bf"/>
    </style:style>
    <style:style style:name="P19" style:family="paragraph" style:parent-style-name="Heading_20_1">
      <style:text-properties officeooo:rsid="003341ff" officeooo:paragraph-rsid="003341ff"/>
    </style:style>
    <style:style style:name="P20" style:family="paragraph" style:parent-style-name="Title">
      <style:text-properties officeooo:rsid="001f76f8" officeooo:paragraph-rsid="001f76f8"/>
    </style:style>
    <style:style style:name="P21" style:family="paragraph" style:parent-style-name="Footnote">
      <style:text-properties style:font-name="Courier" officeooo:rsid="0030b2bf" officeooo:paragraph-rsid="0030b2bf"/>
    </style:style>
    <style:style style:name="P22" style:family="paragraph" style:parent-style-name="Subtitle">
      <style:text-properties officeooo:rsid="0030b2bf" officeooo:paragraph-rsid="0030b2bf"/>
    </style:style>
    <style:style style:name="T1" style:family="text">
      <style:text-properties officeooo:rsid="001ef100"/>
    </style:style>
    <style:style style:name="T2" style:family="text">
      <style:text-properties fo:font-style="italic" style:font-style-asian="italic" style:font-style-complex="italic"/>
    </style:style>
    <style:style style:name="T3" style:family="text">
      <style:text-properties fo:font-style="italic" officeooo:rsid="001f6a6e" style:font-style-asian="italic" style:font-style-complex="italic"/>
    </style:style>
    <style:style style:name="T4" style:family="text">
      <style:text-properties fo:font-style="italic" officeooo:rsid="001f76f8" style:font-style-asian="italic" style:font-style-complex="italic"/>
    </style:style>
    <style:style style:name="T5" style:family="text">
      <style:text-properties fo:font-style="italic" officeooo:rsid="001ef100"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ef100" style:font-style-asian="normal" style:font-style-complex="normal"/>
    </style:style>
    <style:style style:name="T8" style:family="text">
      <style:text-properties fo:font-style="normal" officeooo:rsid="00374c0b" style:font-style-asian="normal" style:font-style-complex="normal"/>
    </style:style>
    <style:style style:name="T9" style:family="text">
      <style:text-properties officeooo:rsid="001f6a6e"/>
    </style:style>
    <style:style style:name="T10" style:family="text">
      <style:text-properties officeooo:rsid="002cac8c"/>
    </style:style>
    <style:style style:name="T11" style:family="text">
      <style:text-properties officeooo:rsid="001d5c80"/>
    </style:style>
    <style:style style:name="T12" style:family="text">
      <style:text-properties officeooo:rsid="002e68b5"/>
    </style:style>
    <style:style style:name="T13" style:family="text">
      <style:text-properties officeooo:rsid="00350a5d"/>
    </style:style>
    <style:style style:name="T14" style:family="text">
      <style:text-properties officeooo:rsid="0036c0ce"/>
    </style:style>
    <style:style style:name="T15" style:family="text">
      <style:text-properties officeooo:rsid="0037fb5c"/>
    </style:style>
    <style:style style:name="T16" style:family="text">
      <style:text-properties officeooo:rsid="00386083"/>
    </style:style>
    <style:style style:name="T17" style:family="text">
      <style:text-properties style:font-name="Courier"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Libero Software in Libero Internet</text:p>
      <text:p text:style-name="P22">Attività Didattica e Laboratoriale per Mediateche Pubbliche</text:p>
      <text:p text:style-name="P5"/>
      <text:p text:style-name="P7">Cristiano Longo<text:note text:id="ftn0" text:note-class="footnote"><text:note-citation>1</text:note-citation><text:note-body><text:p text:style-name="P21">mailto:longo@dmi.unict.it</text:p></text:note-body></text:note>, Ass. Culturale Hackspace Catania<text:note text:id="ftn1" text:note-class="footnote"><text:note-citation>2</text:note-citation><text:note-body><text:p text:style-name="P21">mailto:info@hackspacecatania.it</text:p></text:note-body></text:note></text:p>
      <text:p text:style-name="P6">Catania, 2017</text:p>
      <text:p text:style-name="P4"/>
      <text:h text:style-name="P16" text:outline-level="1">Abstract</text:h>
      <text:p text:style-name="P15">Questo documento descrive una proposta formativa con attività sia didattiche ma interattive che laboratoriali da effettuare presso una struttura aperta al pubblico e dotata di postazioni internet.</text:p>
      <text:p text:style-name="P14"><text:span text:style-name="T12">Il corso </text:span><text:span text:style-name="T4">Libero Software in Libero Internet</text:span><text:span text:style-name="T11"> intende fornire agli utilizzatori di internet strumenti e nozioni basilari sul funzionamento delle comunicazioni su questo mezzo al fine di promuoverne un utilizzo più consapevole e, per quanto possible, </text:span><text:span text:style-name="T7">libero. </text:span></text:p>
      <text:h text:style-name="P18" text:outline-level="1">MOTIVAZIONI</text:h>
      <text:p text:style-name="Quotations">“Internet è una rete ad accesso pubblico che connette vari dispositivi in tutto il mondo. Dalla sua<text:span text:style-name="T10"> </text:span>nascita rappresenta il principale mezzo di comunicazione di massa, che offre all'utente una vastaserie di contenuti potenzialmente informativi e di servizi.” (cfr. Wikipedia).</text:p>
      <text:p text:style-name="P12">Sebbene la rete internet esista da più di trent'anni è solo nell'ultimo decennio che la diffusione delle comunicazioni su questo me<text:span text:style-name="T15">zz</text:span>o ha assunto dimensioni di massa. Come tutti i fenomeni di massa, la diffusione delle comunicazioni su internet ha portato grandi vantaggi, si pensi ad esempio alla diffusione e condivisione di conoscenza permessa da wikipedia, la prima enciclopedia ad accesso universale, ma ha anche dei retroscena e delle controindicazioni, ad esempio la condivisione e circolazione indiscriminata di informazioni personali e private o<text:span text:style-name="T16"> le</text:span> truffe che avvengono online. <text:s/></text:p>
      <text:p text:style-name="P1"><text:span text:style-name="T7">In questo contesto gli strumenti per la connessione e pubblicazione su internet svolgono un ruolo dirimente:</text:span> <text:span text:style-name="T1">un software libero, secondo il Free Software Manifesto, è tale che sono gli utenti a controllare il programma e le operazioni che esegue (vedi). Analogamente, l’utilizzo di protocolli di comunicazione liberi offre garanzie sulle interazioni effettive che avvengono tra i vari attori coinvolti nella comunicazione, permettono l’utilizzo di strumenti sviluppati indipendentemente e il passaggio tra strumenti analoghi senza sforzo.</text:span></text:p>
      <text:h text:style-name="P17" text:outline-level="1"><text:soft-page-break/>OBIETTIVI FORMATIVI</text:h>
      <text:p text:style-name="P2">Si intende fornire agli utilizzatori di internet <text:span text:style-name="T1">strumenti e</text:span> nozioni basilari sul funzionamento delle comunicazioni su questo mezzo al fine di promuoverne un utilizzo più consapevole<text:span text:style-name="T1"> e, per quanto possible, </text:span><text:span text:style-name="T5">libero</text:span><text:span text:style-name="T7">. </text:span></text:p>
      <text:p text:style-name="P3">Saranno fornite nozioni storiche sulla genesi, l'evoluzione e la diffusione di internet e del World Wide Web<text:span text:style-name="T9">. P</text:span>arallelamente<text:span text:style-name="T9"> saranno mostrati con dimostrazioni pratiche protocolli e strumenti sviluppati negli anni e ancora alla base della comunicazione su internet. <text:s/></text:span></text:p>
      <text:p text:style-name="P3"><text:span text:style-name="T9">Saranno mostrati alcuni strumenti per l’utilizzo di protocolli </text:span><text:span text:style-name="T3">liberi</text:span><text:span text:style-name="T9"> per la comunicazione e la diffusione di informazioni su internet: dal protocollo RSS per condividere articoli, notizie e informazioni di altro genere presenti su internet alle e-mail per inviare e ricevere messaggi; dai protocolli HTTP e HTML per le pagine web al protocollo IRC per la messagistica istantanea e le chat di gruppo.</text:span></text:p>
      <text:p text:style-name="P8">Verranno inoltre esaminati aspetti più legati ai contenuti della comunicazione: dalle netiquette e le buone pratiche per facilitare lo scambio di informazioni agli aspetti legali legati alla pubblicazione di informazioni, con particolare riferimento alle licenze <text:span text:style-name="T2">copy-left</text:span><text:span text:style-name="T6"> (creative commons) e alle motivazioni che hanno portato alla nascita delle stesse.</text:span></text:p>
      <text:h text:style-name="P19" text:outline-level="1">MODALITA` <text:span text:style-name="T14">E COSTI</text:span></text:h>
      <text:p text:style-name="P9">Il corso prevede quattro incontri da un'ora ciascuno da svolgere in orari da concordare prendendo in considerazione le disponibilità della struttura ospitante, del docente e degli interessati al corso. Si indica come preferenziale la fascia oraria del Sabato mattina. </text:p>
      <text:p text:style-name="P9"><text:span text:style-name="T13">Il numero massimo di discenti per lezione è fissato a 5. </text:span></text:p>
      <text:p text:style-name="P9"><text:span text:style-name="T13">Ad ognuno di questi deve essere fornito una postazione PC per l'accesso ad internet. E' preferibile ma non indispensabile che, oltre alle dotazioni software standard, tali postazioni siano fornite di programmi per l'accesso ai feed RSS e client IRC.</text:span></text:p>
      <text:p text:style-name="P11">Ogni <text:span text:style-name="T2">lezione </text:span><text:span text:style-name="T6">viene somministrata con l'ausilio di </text:span><text:span text:style-name="T2">slide</text:span><text:span text:style-name="T6"> che saranno visionate col commento del docente direttamente sui PC a disposizione dei discenti. Sempre durante la lezione gli intervenuti metteranno in pratica strumenti illustrati a titolo di esercitazione.</text:span></text:p>
      <text:p text:style-name="P10">Il costo viene somministrato a titolo gratuito<text:span text:style-name="T14"> dal docente e offerto ai discenti alpiù ai costi marginali eventualmente previsti dalla struttura ospitante per l'utilizzo delle postazioni.</text:span></text:p>
      <text:p text:style-name="P13"><text:span text:style-name="T6">Le slide di supporto alla didattica verranno rese disponibili gratuitamente sul sito web </text:span><text:span text:style-name="T17">opendatahacklab.org</text:span><text:span text:style-name="T6"> con licenza Creative Commons Attribuzione Versione 4.0 (CC-BY-4) e fornite alla struttura ospitante e a tutti gli intervenuti se richiesto.</text:span></text:p>
      <text:p text:style-name="P11"><text:span text:style-name="T6"><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2:18:37.120265912</meta:creation-date>
    <dc:date>2017-01-21T17:45:10.652152088</dc:date>
    <meta:editing-duration>PT1H13M27S</meta:editing-duration>
    <meta:editing-cycles>10</meta:editing-cycles>
    <meta:generator>LibreOffice/5.1.4.2$Linux_X86_64 LibreOffice_project/10m0$Build-2</meta:generator>
    <meta:document-statistic meta:table-count="0" meta:image-count="0" meta:object-count="0" meta:page-count="2" meta:paragraph-count="26" meta:word-count="659" meta:character-count="4631" meta:non-whitespace-character-count="3988"/>
  </office:meta>
</office:document-meta>
</file>